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exible Communications among Multi-robot Applications Using HEAD: Hybrid Event-driven Architecture on D-Bus</text:p>
      <text:p text:style-name="P1"/>
      <text:p text:style-name="Standard">Abstract</text:p>
      <text:p text:style-name="Standard"/>
      <text:p text:style-name="P2"><office:annotation><dc:date>2010-04-14T19:32:43</dc:date><text:p>&lt;!--EndFragment--&gt;</text:p></office:annotation>[Introduction]</text:p>
      <text:list xml:id="list1285650543" text:style-name="L1">
        <text:list-item>
          <text:p text:style-name="P3">Comm in Multi-robot control applications; with/ w/o comm trends, when comm is necessary</text:p>
        </text:list-item>
      </text:list>
      <text:list xml:id="list1904599783" text:style-name="L2">
        <text:list-item>
          <text:p text:style-name="P4">Various forms of IPC and Limitations of them: lack of real-time support, tight coupling</text:p>
        </text:list-item>
        <text:list-item>
          <text:p text:style-name="P4">What is D-Bus, unique features</text:p>
        </text:list-item>
        <text:list-item>
          <text:p text:style-name="P4">In this paper: What is HEAD <text:s/>and how it's designed based on D-Bus signals</text:p>
        </text:list-item>
        <text:list-item>
          <text:p text:style-name="P4">Contributions</text:p>
        </text:list-item>
        <text:list-item>
          <text:p text:style-name="P4">Rest of this paper</text:p>
        </text:list-item>
      </text:list>
      <text:p text:style-name="Standard"/>
      <text:p text:style-name="Standard">[D-Bus Communication Model]</text:p>
      <text:list xml:id="list203580877" text:style-name="L3">
        <text:list-item>
          <text:p text:style-name="P5">D-Bus Overview</text:p>
        </text:list-item>
        <text:list-item>
          <text:p text:style-name="P5">Strategies for Application Integration</text:p>
        </text:list-item>
      </text:list>
      <text:p text:style-name="Standard">Fig: How D-Bus works</text:p>
      <text:p text:style-name="Standard"><text:tab/></text:p>
      <text:p text:style-name="Standard"/>
      <text:p text:style-name="Standard">[HEAD Multi-robot Control Architecture]</text:p>
      <text:p text:style-name="Standard">Fig: 3 Layered MRC architecture</text:p>
      <text:list xml:id="list218839323" text:style-name="L4">
        <text:list-item>
          <text:p text:style-name="P6">Overview of Multi-robot Control </text:p>
        </text:list-item>
        <text:list-item>
          <text:p text:style-name="P6">Characteristics of HEAD</text:p>
        </text:list-item>
        <text:list-item>
          <text:p text:style-name="P6"><text:s/>Comm Layer: D-Bus Signal Interfaces</text:p>
        </text:list-item>
      </text:list>
      <text:p text:style-name="Standard"><text:tab/>Common Interfaces</text:p>
      <text:p text:style-name="Standard"><text:tab/>D-Bus Signal Listener</text:p>
      <text:p text:style-name="Standard"><text:s/><text:tab/>D-Bus Signal Emitter</text:p>
      <text:list xml:id="list485599795" text:style-name="L5">
        <text:list-item>
          <text:p text:style-name="P7">Integration of Software Components: New/ Existing/ Remote Components</text:p>
        </text:list-item>
      </text:list>
      <text:p text:style-name="Standard"/>
      <text:p text:style-name="Standard">[Flexible Communication <text:s/>Schemes of HEAD]</text:p>
      <text:list xml:id="list766341270" text:style-name="L6">
        <text:list-item>
          <text:p text:style-name="P8">Centralized Communication</text:p>
        </text:list-item>
        <text:list-item>
          <text:p text:style-name="P8">Decentralized Communication</text:p>
        </text:list-item>
      </text:list>
      <text:p text:style-name="Standard"/>
      <text:p text:style-name="Standard">[Implementation of a Multi-robot Manufacturing Scenario] </text:p>
      <text:p text:style-name="Standard"><text:tab/>Multi-robot Task Allocation</text:p>
      <text:p text:style-name="Standard"><text:tab/>Experiment Setup</text:p>
      <text:p text:style-name="Standard"><text:tab/>Results</text:p>
      <text:p text:style-name="Standard"><text:tab/>Discussion</text:p>
      <text:p text:style-name="Standard"><text:tab/><text:tab/>AFM experiments global vs local mode experiments</text:p>
      <text:p text:style-name="Standard"/>
      <text:p text:style-name="Standard">Conclusions and Perspectiv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9T18:20:19</meta:creation-date>
    <meta:generator>OpenOffice.org/3.1$Linux OpenOffice.org_project/310m19$Build-9420</meta:generator>
    <dc:date>2010-04-15T23:19:44</dc:date>
    <dc:creator>Omar </dc:creator>
    <meta:editing-duration>PT19H43M23S</meta:editing-duration>
    <meta:editing-cycles>12</meta:editing-cycles>
    <meta:document-statistic meta:table-count="0" meta:image-count="0" meta:object-count="0" meta:page-count="1" meta:paragraph-count="33" meta:word-count="161" meta:character-count="1136"/>
  </office:meta>
</office:document-meta>
</file>